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新竹市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61.7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40" calcext:value-type="float">
            <text:p>540</text:p>
          </table:table-cell>
          <table:table-cell table:style-name="ce4" office:value-type="string" calcext:value-type="string">
            <text:p>62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育賢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親仁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中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綠水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千甲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7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關新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關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仙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仙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關帝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6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寺前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蓮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竹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竹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大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峰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柴橋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6.4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60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潛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坊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台溪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59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雅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客雅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雅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2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磐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雅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湳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雅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境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5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48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0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香山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2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7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前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下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浸水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虎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4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香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村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鹽水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隘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隘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市" style:display-name="PageStyle_新竹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44</meta:creation-date>
    <meta:initial-creator>Apache POI</meta:initial-creator>
    <meta:generator>LibreOffice/6.0.7.3$Linux_X86_64 LibreOffice_project/00m0$Build-3</meta:generator>
    <meta:document-statistic meta:table-count="1" meta:cell-count="2416" meta:object-count="0"/>
  </office:meta>
</office:document-meta>
</file>